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4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2" table:default-cell-style-name="ce4"/>
        <table:table-row table:style-name="ro1">
          <table:table-cell table:style-name="ce1"/>
          <table:table-cell table:style-name="ce2" office:value-type="string" calcext:value-type="string">
            <text:p>Iof</text:p>
          </table:table-cell>
          <table:table-cell table:style-name="ce2" office:value-type="string" calcext:value-type="string">
            <text:p>Dias</text:p>
          </table:table-cell>
          <table:table-cell table:style-name="ce2" office:value-type="string" calcext:value-type="string">
            <text:p>Data Parcelas</text:p>
          </table:table-cell>
          <table:table-cell table:style-name="ce2" office:value-type="string" calcext:value-type="string">
            <text:p>Data Pgto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.823056" calcext:value-type="float">
            <text:p>11.82305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date" office:date-value="2022-06-13" calcext:value-type="date">
            <text:p>2022-06-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.127443" calcext:value-type="float">
            <text:p>23.12744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date" office:date-value="2022-07-13" calcext:value-type="date">
            <text:p>2022-07-1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.784651" calcext:value-type="float">
            <text:p>33.784651</text:p>
          </table:table-cell>
          <table:table-cell office:value-type="float" office:value="31" calcext:value-type="float">
            <text:p>31</text:p>
          </table:table-cell>
          <table:table-cell office:value-type="date" office:date-value="2022-08-13" calcext:value-type="date">
            <text:p>2022-08-13</text:p>
          </table:table-cell>
          <table:table-cell office:value-type="date" office:date-value="2022-08-15" calcext:value-type="date">
            <text:p>2022-08-1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5.062454" calcext:value-type="float">
            <text:p>45.06245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date" office:date-value="2022-09-13" calcext:value-type="date">
            <text:p>2022-09-1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6.767543" calcext:value-type="float">
            <text:p>56.76754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date" office:date-value="2022-10-13" calcext:value-type="date">
            <text:p>2022-10-1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8.633234" calcext:value-type="float">
            <text:p>68.633234</text:p>
          </table:table-cell>
          <table:table-cell office:value-type="float" office:value="31" calcext:value-type="float">
            <text:p>31</text:p>
          </table:table-cell>
          <table:table-cell office:value-type="date" office:date-value="2022-11-13" calcext:value-type="date">
            <text:p>2022-11-13</text:p>
          </table:table-cell>
          <table:table-cell office:value-type="date" office:date-value="2022-11-14" calcext:value-type="date">
            <text:p>2022-11-1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1.276124" calcext:value-type="float">
            <text:p>81.27612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date" office:date-value="2022-12-13" calcext:value-type="date">
            <text:p>2022-12-1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4.08788" calcext:value-type="float">
            <text:p>94.0878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date" office:date-value="2023-01-13" calcext:value-type="date">
            <text:p>2023-01-1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7.742655" calcext:value-type="float">
            <text:p>107.74265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date" office:date-value="2023-02-13" calcext:value-type="date">
            <text:p>2023-02-1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21.506554" calcext:value-type="float">
            <text:p>121.50655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date" office:date-value="2023-03-13" calcext:value-type="date">
            <text:p>2023-03-1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5.469309" calcext:value-type="float">
            <text:p>135.46930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date" office:date-value="2023-04-13" calcext:value-type="date">
            <text:p>2023-04-1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50.413925" calcext:value-type="float">
            <text:p>150.413925</text:p>
          </table:table-cell>
          <table:table-cell office:value-type="float" office:value="30" calcext:value-type="float">
            <text:p>30</text:p>
          </table:table-cell>
          <table:table-cell office:value-type="date" office:date-value="2023-05-13" calcext:value-type="date">
            <text:p>2023-05-13</text:p>
          </table:table-cell>
          <table:table-cell office:value-type="date" office:date-value="2023-05-15" calcext:value-type="date">
            <text:p>2023-05-15</text:p>
          </table:table-cell>
        </table:table-row>
        <table:table-row table:style-name="ro2" table:number-rows-repeated="2">
          <table:table-cell table:style-name="Default" table:number-columns-repeated="5"/>
        </table:table-row>
        <table:table-row table:style-name="ro2">
          <table:table-cell table:style-name="Default" office:value-type="string" calcext:value-type="string">
            <text:p>Valor + Fees</text:p>
          </table:table-cell>
          <table:table-cell table:style-name="Default" office:value-type="float" office:value="105000" calcext:value-type="float">
            <text:p>105000</text:p>
          </table:table-cell>
          <table:table-cell table:style-name="Default" table:number-columns-repeated="3"/>
        </table:table-row>
        <table:table-row table:style-name="ro2">
          <table:table-cell table:style-name="Default" office:value-type="string" calcext:value-type="string">
            <text:p>IOF</text:p>
          </table:table-cell>
          <table:table-cell table:style-name="Default" table:formula="of:=SUM([.B2:.B13])+[.B16]*0.0038" office:value-type="float" office:value="1328.694828" calcext:value-type="float">
            <text:p>1328.694828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Default" office:value-type="string" calcext:value-type="string">
            <text:p>IOF 1.5%</text:p>
          </table:table-cell>
          <table:table-cell table:style-name="Default" table:formula="of:=[.B16]*0.015+[.B16]*0.0038" office:value-type="float" office:value="1974" calcext:value-type="float">
            <text:p>1974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Default" office:value-type="string" calcext:value-type="string">
            <text:p>IOF FINAL</text:p>
          </table:table-cell>
          <table:table-cell table:style-name="Default" table:formula="of:=IF([.B19]&lt;[.B17];[.B19];[.B17])" office:value-type="float" office:value="1328.694828" calcext:value-type="float">
            <text:p>1328.694828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3T11:57:20.354000000</meta:creation-date>
    <dc:date>2023-05-03T12:01:50.044000000</dc:date>
    <meta:editing-duration>PT4M29S</meta:editing-duration>
    <meta:editing-cycles>1</meta:editing-cycles>
    <meta:document-statistic meta:table-count="1" meta:cell-count="72" meta:object-count="0"/>
    <meta:generator>LibreOffice/7.2.2.2$Windows_X86_64 LibreOffice_project/02b2acce88a210515b4a5bb2e46cbfb63fe97d56</meta:generator>
  </office:meta>
</office:document-meta>
</file>